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D400000230C329AB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4.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7.306cm"/>
    </style:style>
    <style:style style:name="P1" style:family="paragraph">
      <style:paragraph-properties fo:text-align="center"/>
    </style:style>
    <style:style style:name="P2" style:family="paragraph">
      <style:text-properties fo:font-size="19.8999996185303pt"/>
    </style:style>
    <style:style style:name="T1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1cm" svg:height="12.461cm" svg:x="2.223cm" svg:y="0.261cm">
          <draw:image xlink:href="Pictures/10000201000002D400000230C329AB70.png" xlink:type="simple" xlink:show="embed" xlink:actuate="onLoad">
            <text:p/>
          </draw:image>
        </draw:frame>
        <draw:frame draw:style-name="gr2" draw:text-style-name="P2" draw:layer="layout" svg:width="5.37cm" svg:height="1.06cm" svg:x="7.581cm" svg:y="12.856cm">
          <draw:text-box>
            <text:p><text:span text:style-name="T1">Rank of the link</text:span></text:p>
          </draw:text-box>
        </draw:frame>
        <draw:frame draw:style-name="gr3" draw:text-style-name="P2" draw:layer="layout" svg:width="7.806cm" svg:height="1.844cm" draw:transform="rotate (1.5707963267949) translate (-0.062cm 10.09cm)">
          <draw:text-box>
            <text:p><text:span text:style-name="T1">Density of observations</text:span><text:span text:style-name="T1"><text:line-break/></text:span><text:span text:style-name="T1"> (# spots / meter / da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2:24:32.976332095</meta:creation-date>
    <dc:date>2014-02-05T12:27:00.471735069</dc:date>
    <meta:editing-duration>P0D</meta:editing-duration>
    <meta:editing-cycles>1</meta:editing-cycles>
    <meta:document-statistic meta:object-count="3"/>
    <meta:generator>LibreOffice/4.1.1.2$Linux_X86_64 LibreOffice_project/7e4286b58adc75a14f6d83f53a03b6c11fa2903</meta:generator>
  </office:meta>
</office:document-meta>
</file>